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9a89"/>
    </style:style>
    <style:style style:name="P2" style:family="paragraph" style:parent-style-name="Standard">
      <style:text-properties officeooo:paragraph-rsid="0015b471"/>
    </style:style>
    <style:style style:name="P3" style:family="paragraph" style:parent-style-name="Standard">
      <style:text-properties officeooo:paragraph-rsid="00183654"/>
    </style:style>
    <style:style style:name="P4" style:family="paragraph" style:parent-style-name="Standard">
      <style:text-properties officeooo:paragraph-rsid="00194e8d"/>
    </style:style>
    <style:style style:name="P5" style:family="paragraph" style:parent-style-name="Standard">
      <style:text-properties officeooo:paragraph-rsid="001a157f"/>
    </style:style>
    <style:style style:name="P6" style:family="paragraph" style:parent-style-name="Standard">
      <style:text-properties officeooo:paragraph-rsid="001d92bb"/>
    </style:style>
    <style:style style:name="P7" style:family="paragraph" style:parent-style-name="Standard">
      <style:text-properties officeooo:paragraph-rsid="00208e1c"/>
    </style:style>
    <style:style style:name="P8" style:family="paragraph" style:parent-style-name="Standard">
      <style:text-properties officeooo:paragraph-rsid="002285e4"/>
    </style:style>
    <style:style style:name="P9" style:family="paragraph" style:parent-style-name="Standard">
      <style:text-properties officeooo:paragraph-rsid="002400c7"/>
    </style:style>
    <style:style style:name="P10" style:family="paragraph" style:parent-style-name="Standard">
      <style:text-properties officeooo:paragraph-rsid="00208e1c"/>
    </style:style>
    <style:style style:name="P11" style:family="paragraph" style:parent-style-name="Standard">
      <style:text-properties officeooo:paragraph-rsid="0025f60c"/>
    </style:style>
    <style:style style:name="P12" style:family="paragraph" style:parent-style-name="Standard">
      <style:text-properties officeooo:paragraph-rsid="00129a89"/>
    </style:style>
    <style:style style:name="P13" style:family="paragraph" style:parent-style-name="Standard">
      <style:text-properties officeooo:paragraph-rsid="00270837"/>
    </style:style>
    <style:style style:name="P14" style:family="paragraph" style:parent-style-name="Standard">
      <style:text-properties officeooo:paragraph-rsid="0027bc73"/>
    </style:style>
    <style:style style:name="P15" style:family="paragraph" style:parent-style-name="Standard">
      <style:text-properties style:font-name="Arial" fo:font-weight="normal" officeooo:rsid="00095389" officeooo:paragraph-rsid="00298882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95389" officeooo:paragraph-rsid="002a9006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095389" officeooo:paragraph-rsid="002c8297" style:font-weight-asian="normal" style:font-weight-complex="normal"/>
    </style:style>
    <style:style style:name="T1" style:family="text">
      <style:text-properties officeooo:rsid="001491e8"/>
    </style:style>
    <style:style style:name="T2" style:family="text">
      <style:text-properties officeooo:rsid="0015b471"/>
    </style:style>
    <style:style style:name="T3" style:family="text">
      <style:text-properties officeooo:rsid="00183654"/>
    </style:style>
    <style:style style:name="T4" style:family="text">
      <style:text-properties officeooo:rsid="00194e8d"/>
    </style:style>
    <style:style style:name="T5" style:family="text">
      <style:text-properties officeooo:rsid="001a157f"/>
    </style:style>
    <style:style style:name="T6" style:family="text">
      <style:text-properties officeooo:rsid="00208e1c"/>
    </style:style>
    <style:style style:name="T7" style:family="text">
      <style:text-properties fo:font-weight="bold" officeooo:rsid="00208e1c" style:font-weight-asian="bold" style:font-weight-complex="bold"/>
    </style:style>
    <style:style style:name="T8" style:family="text">
      <style:text-properties fo:font-weight="bold" officeooo:rsid="002400c7" style:font-weight-asian="bold" style:font-weight-complex="bold"/>
    </style:style>
    <style:style style:name="T9" style:family="text">
      <style:text-properties officeooo:rsid="0025f60c"/>
    </style:style>
    <style:style style:name="T10" style:family="text">
      <style:text-properties style:font-name="Arial" officeooo:rsid="0025f60c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298882" style:font-size-asian="14pt" style:font-size-complex="14pt"/>
    </style:style>
    <style:style style:name="T13" style:family="text">
      <style:text-properties style:font-name="Arial" fo:font-size="14pt" officeooo:rsid="002a9006" style:font-size-asian="14pt" style:font-size-complex="14pt"/>
    </style:style>
    <style:style style:name="T14" style:family="text">
      <style:text-properties officeooo:rsid="00270837"/>
    </style:style>
    <style:style style:name="T15" style:family="text">
      <style:text-properties officeooo:rsid="0027bc73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98882" style:font-size-asian="14pt" style:font-size-complex="14pt"/>
    </style:style>
    <style:style style:name="T18" style:family="text">
      <style:text-properties fo:font-size="14pt" officeooo:rsid="002a9006" style:font-size-asian="14pt" style:font-size-complex="14pt"/>
    </style:style>
    <style:style style:name="T19" style:family="text">
      <style:text-properties style:font-name="Arial Black" fo:font-size="14pt" officeooo:rsid="002a9006" style:font-size-asian="14pt" style:font-size-complex="14pt"/>
    </style:style>
    <style:style style:name="T20" style:family="text">
      <style:text-properties style:font-name="Padauk" fo:font-size="14pt" officeooo:rsid="002a9006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Пользовательские запросы: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2) Вывести всех пациентов определённой популяции</text:span></text:p>
      <text:p text:style-name="P1"><text:span text:style-name="Source_20_Text">3) Вывести всех пациентов с определённой мутацией</text:span></text:p>
      <text:p text:style-name="P1"><text:span text:style-name="Source_20_Text">4) Вывести всех пациентов с определённой мутацией в данной популяции</text:span></text:p>
      <text:p text:style-name="P1"><text:span text:style-name="Source_20_Text"/></text:p>
      <text:p text:style-name="P1"><text:span text:style-name="Source_20_Text">6) Вывести болезни данного пациента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8) Вывести все популяции, среди которых встречается данная мутация</text:span></text:p>
      <text:p text:style-name="P1"><text:span text:style-name="Source_20_Text">9) Вывести все популяции, среди которых встречается данная болезнь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11) Вывести частоту, с которой встречается данная мутация в данной популяции</text:span></text:p>
      <text:p text:style-name="P1"><text:span text:style-name="Source_20_Text">12) Вывести частоту, с которой встречается данная мутация вызывает болезнь</text:span></text:p>
      <text:p text:style-name="P1"><text:span text:style-name="Source_20_Text">13) Вывести все болезни данной популяции</text:span></text:p>
      <text:p text:style-name="P1"><text:span text:style-name="Source_20_Text">14) Вывести всех пациентов с определённой болезнью</text:span></text:p>
      <text:p text:style-name="P1"><text:span text:style-name="Source_20_Text">15) Вывести мутации, вызывающие инвалидность</text:span></text:p>
      <text:p text:style-name="P1"><text:span text:style-name="Source_20_Text">16) Вывести тяжёлые болезни (вызывающие инвалидность)</text:span></text:p>
      <text:p text:style-name="P1"><text:span text:style-name="Source_20_Text"/></text:p>
      <text:p text:style-name="P1"><text:span text:style-name="Source_20_Text">Административные запросы:</text:span></text:p>
      <text:p text:style-name="P1"><text:span text:style-name="Source_20_Text">1) Добавление </text:span><text:span text:style-name="Source_20_Text"><text:span text:style-name="T1">информации о пациенте.</text:span></text:span></text:p>
      <text:p text:style-name="P1"><text:span text:style-name="Source_20_Text">USE `mydb`;</text:span></text:p>
      <text:p text:style-name="P1"><text:span text:style-name="Source_20_Text">DROP procedure IF EXISTS `ins_sample`;</text:span></text:p>
      <text:p text:style-name="P1"><text:span text:style-name="Source_20_Text"/></text:p>
      <text:p text:style-name="P1"><text:span text:style-name="Source_20_Text">DELIMITER $$</text:span></text:p>
      <text:p text:style-name="P1"><text:span text:style-name="Source_20_Text">USE `mydb`$$</text:span></text:p>
      <text:p text:style-name="P1"><text:span text:style-name="Source_20_Text">CREATE PROCEDURE `ins_sample`(i INT, M VARCHAR(10), P VARCHAR(45))</text:span></text:p>
      <text:p text:style-name="P1"><text:span text:style-name="Source_20_Text">BEGIN</text:span></text:p>
      <text:p text:style-name="P1"><text:span text:style-name="Source_20_Text">insert into Sample(id, Method, Population_Population_name ) values(i, M, P); </text:span></text:p>
      <text:p text:style-name="P1"><text:span text:style-name="Source_20_Text">END$$</text:span></text:p>
      <text:p text:style-name="P1"><text:span text:style-name="Source_20_Text"/></text:p>
      <text:p text:style-name="P1"><text:span text:style-name="Source_20_Text">DELIMITER ;</text:span></text:p>
      <text:p text:style-name="P1"><text:span text:style-name="Source_20_Text"/></text:p>
      <text:p text:style-name="P2"><text:span text:style-name="Source_20_Text"><text:span text:style-name="T2">2) Добавление информацию о варианте (мутации). </text:span></text:span></text:p>
      <text:p text:style-name="P1"><text:span text:style-name="Source_20_Text"/></text:p>
      <text:p text:style-name="P1"><text:span text:style-name="Source_20_Text">USE `mydb`;</text:span></text:p>
      <text:p text:style-name="P1"><text:span text:style-name="Source_20_Text">DROP procedure IF EXISTS `ins_variant`;</text:span></text:p>
      <text:p text:style-name="P1"><text:span text:style-name="Source_20_Text"/></text:p>
      <text:p text:style-name="P1"><text:span text:style-name="Source_20_Text">DELIMITER $$</text:span></text:p>
      <text:p text:style-name="P1"><text:span text:style-name="Source_20_Text">USE `mydb`$$</text:span></text:p>
      <text:p text:style-name="P1"><text:span text:style-name="Source_20_Text">CREATE DEFINER=`root`@`localhost` PROCEDURE `ins_variant` (i VARCHAR(15), c VARCHAR(2), p VARCHAR(45) )</text:span></text:p>
      <text:p text:style-name="P1"><text:span text:style-name="Source_20_Text">BEGIN</text:span></text:p>
      <text:p text:style-name="P1"><text:span text:style-name="Source_20_Text">insert into Variant(idVariant, Chromosome, Posiion) values(i, c, p);</text:span></text:p>
      <text:p text:style-name="P1"><text:span text:style-name="Source_20_Text">END$$</text:span></text:p>
      <text:p text:style-name="P1"><text:soft-page-break/><text:span text:style-name="Source_20_Text"/></text:p>
      <text:p text:style-name="P1"><text:span text:style-name="Source_20_Text">DELIMITER ;</text:span></text:p>
      <text:p text:style-name="P1"><text:span text:style-name="Source_20_Text"/></text:p>
      <text:p text:style-name="P3"><text:span text:style-name="Source_20_Text"><text:span text:style-name="T3">3) Удалить обнаруженные у пациентов мутации из таблицы, глубина прочтения которых меньше заданной величины. </text:span></text:span></text:p>
      <text:p text:style-name="P3"><text:span text:style-name="Source_20_Text"/></text:p>
      <text:p text:style-name="P3"><text:span text:style-name="Source_20_Text">USE `mydb`;</text:span></text:p>
      <text:p text:style-name="P3"><text:span text:style-name="Source_20_Text">DROP procedure IF EXISTS `delete_on_dp`;</text:span></text:p>
      <text:p text:style-name="P3"><text:span text:style-name="Source_20_Text"/></text:p>
      <text:p text:style-name="P3"><text:span text:style-name="Source_20_Text">DELIMITER $$</text:span></text:p>
      <text:p text:style-name="P3"><text:span text:style-name="Source_20_Text">USE `mydb`$$</text:span></text:p>
      <text:p text:style-name="P3"><text:span text:style-name="Source_20_Text">CREATE PROCEDURE `delete_on_dp` (d INT)</text:span></text:p>
      <text:p text:style-name="P3"><text:span text:style-name="Source_20_Text">BEGIN</text:span></text:p>
      <text:p text:style-name="P3"><text:span text:style-name="Source_20_Text"><text:s/>DELETE FROM Sample_variant WHERE Sample_variant.DP</text:span><text:span text:style-name="Source_20_Text"><text:span text:style-name="T3">&lt;</text:span></text:span><text:span text:style-name="Source_20_Text">d;</text:span></text:p>
      <text:p text:style-name="P3"><text:span text:style-name="Source_20_Text">END$$</text:span></text:p>
      <text:p text:style-name="P3"><text:span text:style-name="Source_20_Text"/></text:p>
      <text:p text:style-name="P3"><text:span text:style-name="Source_20_Text">DELIMITER ;</text:span></text:p>
      <text:p text:style-name="P1"><text:span text:style-name="Source_20_Text"/></text:p>
      <text:p text:style-name="P4"><text:span text:style-name="Source_20_Text"><text:span text:style-name="T4">4) Удалить информацию о данном пациенте. </text:span></text:span></text:p>
      <text:p text:style-name="P4"><text:span text:style-name="Source_20_Text">USE `mydb`;</text:span></text:p>
      <text:p text:style-name="P4"><text:span text:style-name="Source_20_Text">DROP procedure IF EXISTS `delete_sample`;</text:span></text:p>
      <text:p text:style-name="P4"><text:span text:style-name="Source_20_Text"/></text:p>
      <text:p text:style-name="P4"><text:span text:style-name="Source_20_Text">DELIMITER $$</text:span></text:p>
      <text:p text:style-name="P4"><text:span text:style-name="Source_20_Text">USE `mydb`$$</text:span></text:p>
      <text:p text:style-name="P4"><text:span text:style-name="Source_20_Text">CREATE DEFINER=`root`@`localhost` PROCEDURE `delete_sample`(i INT)</text:span></text:p>
      <text:p text:style-name="P4"><text:span text:style-name="Source_20_Text">BEGIN</text:span></text:p>
      <text:p text:style-name="P4"><text:span text:style-name="Source_20_Text">DELETE FROM Sample_variant WHERE Sample_variant.Sample_id =i; </text:span></text:p>
      <text:p text:style-name="P4"><text:span text:style-name="Source_20_Text">DELETE FROM Sample WHERE Sample.id=i; </text:span></text:p>
      <text:p text:style-name="P4"><text:span text:style-name="Source_20_Text">END$$</text:span></text:p>
      <text:p text:style-name="P4"><text:span text:style-name="Source_20_Text"/></text:p>
      <text:p text:style-name="P4"><text:span text:style-name="Source_20_Text">DELIMITER ;</text:span></text:p>
      <text:p text:style-name="P4"><text:span text:style-name="Source_20_Text"/></text:p>
      <text:p text:style-name="P4"><text:span text:style-name="Source_20_Text"><text:span text:style-name="T4">5) Добавить новую болезнь в базу.</text:span></text:span></text:p>
      <text:p text:style-name="P4"><text:span text:style-name="Source_20_Text"/></text:p>
      <text:p text:style-name="P4"><text:span text:style-name="Source_20_Text">USE `mydb`;</text:span></text:p>
      <text:p text:style-name="P4"><text:span text:style-name="Source_20_Text">DROP procedure IF EXISTS `ins_disease`;</text:span></text:p>
      <text:p text:style-name="P4"><text:span text:style-name="Source_20_Text"/></text:p>
      <text:p text:style-name="P4"><text:span text:style-name="Source_20_Text">DELIMITER $$</text:span></text:p>
      <text:p text:style-name="P4"><text:span text:style-name="Source_20_Text">USE `mydb`$$</text:span></text:p>
      <text:p text:style-name="P4"><text:span text:style-name="Source_20_Text">CREATE PROCEDURE `ins_disease` (n VARCHAR(45), s VARCHAR(2))</text:span></text:p>
      <text:p text:style-name="P4"><text:span text:style-name="Source_20_Text">BEGIN</text:span></text:p>
      <text:p text:style-name="P4"><text:span text:style-name="Source_20_Text">insert into Phenotype (Disease_name, Invalid_status) values(n, s);</text:span></text:p>
      <text:p text:style-name="P4"><text:span text:style-name="Source_20_Text">END$$</text:span></text:p>
      <text:p text:style-name="P4"><text:span text:style-name="Source_20_Text"/></text:p>
      <text:p text:style-name="P4"><text:span text:style-name="Source_20_Text">DELIMITER ;</text:span></text:p>
      <text:p text:style-name="P4"><text:span text:style-name="Source_20_Text"/></text:p>
      <text:p text:style-name="P4"><text:span text:style-name="Source_20_Text"/></text:p>
      <text:p text:style-name="P5"><text:span text:style-name="Source_20_Text">Пользовательские запросы:</text:span></text:p>
      <text:p text:style-name="P5"><text:span text:style-name="Source_20_Text"/></text:p>
      <text:p text:style-name="P5"><text:span text:style-name="Source_20_Text"><text:span text:style-name="T5">6) Проверить, есть ли данный пациент в базе. </text:span></text:span></text:p>
      <text:p text:style-name="P5"><text:span text:style-name="Source_20_Text">USE `mydb`;</text:span></text:p>
      <text:p text:style-name="P5"><text:span text:style-name="Source_20_Text">DROP procedure IF EXISTS `check_sample_exists`;</text:span></text:p>
      <text:p text:style-name="P5"><text:span text:style-name="Source_20_Text"/></text:p>
      <text:p text:style-name="P5"><text:soft-page-break/><text:span text:style-name="Source_20_Text">DELIMITER $$</text:span></text:p>
      <text:p text:style-name="P5"><text:span text:style-name="Source_20_Text">USE `mydb`$$</text:span></text:p>
      <text:p text:style-name="P5"><text:span text:style-name="Source_20_Text">CREATE PROCEDURE `check_sample_exists` (i INT)</text:span></text:p>
      <text:p text:style-name="P5"><text:span text:style-name="Source_20_Text">BEGIN</text:span></text:p>
      <text:p text:style-name="P5"><text:span text:style-name="Source_20_Text"><text:s/>SELECT DISTINCT * FROM Sample WHERE Sample.id=i;</text:span></text:p>
      <text:p text:style-name="P5"><text:span text:style-name="Source_20_Text">END$$</text:span></text:p>
      <text:p text:style-name="P5"><text:span text:style-name="Source_20_Text"/></text:p>
      <text:p text:style-name="P5"><text:span text:style-name="Source_20_Text">DELIMITER ;</text:span></text:p>
      <text:p text:style-name="P5"><text:span text:style-name="Source_20_Text"/></text:p>
      <text:p text:style-name="P7"><text:span text:style-name="Source_20_Text"><text:span text:style-name="T6">7) Посмотреть, в какой популяции мутации встречаются чаще всего.</text:span></text:span></text:p>
      <text:p text:style-name="P7"><text:span text:style-name="Source_20_Text"><text:span text:style-name="T6"><text:s/></text:span></text:span></text:p>
      <text:p text:style-name="P7"><text:span text:style-name="Source_20_Text">USE `mydb`;</text:span></text:p>
      <text:p text:style-name="P7"><text:span text:style-name="Source_20_Text">DROP procedure IF EXISTS `variant_in_population`;</text:span></text:p>
      <text:p text:style-name="P7"><text:span text:style-name="Source_20_Text"/></text:p>
      <text:p text:style-name="P7"><text:span text:style-name="Source_20_Text">DELIMITER $$</text:span></text:p>
      <text:p text:style-name="P7"><text:span text:style-name="Source_20_Text">USE `mydb`$$</text:span></text:p>
      <text:p text:style-name="P7"><text:span text:style-name="Source_20_Text">CREATE PROCEDURE `variant_in_population` ()</text:span></text:p>
      <text:p text:style-name="P7"><text:span text:style-name="Source_20_Text">BEGIN</text:span></text:p>
      <text:p text:style-name="P7"><text:span text:style-name="Source_20_Text">SELECT id_Variant, Population_Population_name as population, max_freq as max_frequency FROM (SELECT Variant_idVariant as id_Variant, max(Frequency) as max_freq <text:s/>FROM Population_variant GROUP BY Variant_idVariant) AS max_inf JOIN Population_variant ON max_inf.max_freq = <text:s/>Population_variant.Frequency and max_inf.id_Variant= Population_variant. Variant_idVariant ;</text:span></text:p>
      <text:p text:style-name="P7"><text:span text:style-name="Source_20_Text">END$$</text:span></text:p>
      <text:p text:style-name="P7"><text:span text:style-name="Source_20_Text"/></text:p>
      <text:p text:style-name="P7"><text:span text:style-name="Source_20_Text">DELIMITER ;</text:span></text:p>
      <text:p text:style-name="P7"><text:span text:style-name="Source_20_Text"/></text:p>
      <text:p text:style-name="P11"><text:span text:style-name="Source_20_Text"><text:span text:style-name="T9">8) Посмотреть, какие мутации известны в данной популяции. Вывести их в порядке убывания частоты. </text:span></text:span></text:p>
      <text:p text:style-name="P7"><text:span text:style-name="Source_20_Text"/></text:p>
      <text:p text:style-name="P11"><text:span text:style-name="Source_20_Text"><text:span text:style-name="T10">SELECT Variant_idVariant as id_variant, Frequency FROM <text:s/>Population_variant WHERE Population_variant.Population_Population_name=’Russian’ ORDER BY Frequency DESC; </text:span></text:span></text:p>
      <text:p text:style-name="P11"><text:span text:style-name="Source_20_Text"/></text:p>
      <text:p text:style-name="P11"><text:span text:style-name="Source_20_Text"/></text:p>
      <text:p text:style-name="P13"><text:span text:style-name="Source_20_Text"><text:span text:style-name="T14">9) Посмотреть, есть ли в нашей базе пациенты, у которых обнаружено более 10 мутаций. Если такие есть, вывести их идентификатор,количество найденных мутаций и метод, которым получены данные о генотипе. </text:span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4"><text:span text:style-name="Source_20_Text"><text:span text:style-name="T15">SELECT id, number_of_variants, Method FROM <text:s/>(SELECT Sample_id, COUNT(Sample_id) as number_of_variants FROM Sample_variant GROUP BY <text:s/>Sample_id HAVING number_of_variants&gt;9) AS count_vars JOIN Sample ON count_vars.Sample_id=Sample.id; </text:span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oft-page-break/><text:span text:style-name="Source_20_Text"/></text:p>
      <text:p text:style-name="P11"><text:span text:style-name="Source_20_Text"/></text:p>
      <text:p text:style-name="P11"><text:span text:style-name="Source_20_Text"/></text:p>
      <text:p text:style-name="P7"><text:span text:style-name="Source_20_Text"/></text:p>
      <text:p text:style-name="P7"><text:span text:style-name="Source_20_Text"><text:span text:style-name="T6">SELECT * FROM ( (SELECT * FROM Sample_variant WHERE Sample_id=11) as sample_filtered JOIN Phenotype_Variant ON sample_filtered.Variant_idVariant= Phenotype_Variant.Variant_idVariant <text:s/>) ; </text:span></text:span></text:p>
      <text:p text:style-name="P7"><text:span text:style-name="Source_20_Text"/></text:p>
      <text:p text:style-name="P7"><text:span text:style-name="Source_20_Text"/></text:p>
      <text:p text:style-name="P8"><text:span text:style-name="Source_20_Text"><text:span text:style-name="T7">SELECT </text:span></text:span><text:span text:style-name="Source_20_Text"><text:span text:style-name="T6">* FROM ( SELECT * FROM (SELECT Sample_id, Variant_idVariant as sample_variant <text:s/>FROM Sample_variant WHERE Sample_id=11) AS sample_filtered JOIN Phenotype_Variant ON sample_filtered.sample_variant = Phenotype_Variant.Variant_idVariant ) <text:s/>as sample_p;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9"><text:span text:style-name="Source_20_Text"/></text:p>
      <text:p text:style-name="P9"><text:span text:style-name="Source_20_Text"><text:span text:style-name="T7">SELECT </text:span></text:span><text:span text:style-name="Source_20_Text"><text:span text:style-name="T6">* FROM ( ( SELECT * FROM (SELECT Sample_id, Variant_idVariant as sample_variant <text:s/>FROM Sample_variant WHERE Sample_id=11) AS sample_filtered JOIN Phenotype_Variant ON sample_filtered.sample_variant = Phenotype_Variant.Variant_idVariant ) <text:s/>as sample_p JOIN Phenotype ON sample_p.Phenotype_Disease_name = Phenotype.Disease_name );</text:span></text:span></text:p>
      <text:p text:style-name="P8"><text:span text:style-name="Source_20_Text"/></text:p>
      <text:p text:style-name="P8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9"><text:span text:style-name="Source_20_Text"><text:span text:style-name="T7">SELECT </text:span></text:span><text:span text:style-name="Source_20_Text"><text:span text:style-name="T8">sample_id, </text:span></text:span><text:span text:style-name="Source_20_Text"><text:span text:style-name="T7">sample_p.sample_variant</text:span></text:span><text:span text:style-name="Source_20_Text"><text:span text:style-name="T6"> as variant, Disease_name as Potential_Disease_name, <text:s/>Invalid_status as Potential_Invalid_status FROM ( ( SELECT * FROM (SELECT Sample_id, Variant_idVariant as sample_variant <text:s/>FROM Sample_variant WHERE Sample_id=11) AS sample_filtered JOIN Phenotype_Variant ON sample_filtered.sample_variant = Phenotype_Variant.Variant_idVariant ) <text:s/>as sample_p JOIN Phenotype ON sample_p.Phenotype_Disease_name = Phenotype.Disease_name );</text:span></text:span></text:p>
      <text:p text:style-name="P6"><text:span text:style-name="Source_20_Text"/></text:p>
      <text:p text:style-name="P6"><text:span text:style-name="Source_20_Text"/></text:p>
      <text:p text:style-name="P4"><text:span text:style-name="Source_20_Text"/></text:p>
      <text:p text:style-name="P4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>2) Добавление болезни</text:span></text:p>
      <text:p text:style-name="P1"><text:span text:style-name="Source_20_Text">3) Добавление мутации</text:span></text:p>
      <text:p text:style-name="P1"><text:span text:style-name="Source_20_Text">4) Добавление популяции</text:span></text:p>
      <text:p text:style-name="P1"><text:span text:style-name="Source_20_Text">5) Добавление информации о мутации пациента (таблица Пациент\Мутация)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oft-page-break/><text:span text:style-name="Source_20_Text"><text:s/></text:span></text:p>
      <text:p text:style-name="P15"><text:span text:style-name="T16">10) <text:s/>Вывести список популяций, в которых встречаются такие же мутации, как у данного пациента.</text:span></text:p>
      <text:p text:style-name="P15"><text:span text:style-name="T16"/></text:p>
      <text:p text:style-name="P15"><text:span text:style-name="Source_20_Text"><text:span text:style-name="T17">SELECT DISTINCT Population_Population_name as Population FROM Population_variant WHERE <text:s/>Variant_idVariant IN (</text:span></text:span><text:span text:style-name="Source_20_Text"><text:span text:style-name="T16">SELECT </text:span></text:span><text:span text:style-name="Source_20_Text"><text:span text:style-name="T11">Variant_idVariant </text:span></text:span><text:span text:style-name="Source_20_Text"><text:span text:style-name="T12">as vars</text:span></text:span><text:span text:style-name="Source_20_Text"><text:span text:style-name="T11"> </text:span></text:span><text:span text:style-name="Source_20_Text"><text:span text:style-name="T12">FROM Sample_variant WHERE Sample_id=d); </text:span></text:span></text:p>
      <text:p text:style-name="P15"><text:span text:style-name="Source_20_Text"><text:span text:style-name="T12"/></text:span></text:p>
      <text:p text:style-name="P15"><text:span text:style-name="Source_20_Text"><text:span text:style-name="T12"/></text:span></text:p>
      <text:p text:style-name="P16"><text:span text:style-name="Source_20_Text"><text:span text:style-name="T17">Вывести мутации данного пациента, </text:span></text:span><text:span text:style-name="Source_20_Text"><text:span text:style-name="T18">глубина прочтения которых больше 50 в порядке возрастания по глубине прочтения. </text:span></text:span></text:p>
      <text:p text:style-name="P16"><text:span text:style-name="Source_20_Text"><text:span text:style-name="T18">SELECT * FROM Sample_variant WHERE Sample_id=11 AND DP&gt;50 ORDER BY DP; </text:span></text:span></text:p>
      <text:p text:style-name="P16"><text:span text:style-name="Source_20_Text"><text:span text:style-name="T18"/></text:span></text:p>
      <text:p text:style-name="P16"><text:span text:style-name="Source_20_Text"><text:span text:style-name="T18"/></text:span></text:p>
      <text:p text:style-name="P16"><text:span text:style-name="Source_20_Text"><text:span text:style-name="T18">Вывести информацию о мутациях, локализованных в данной хромосоме. </text:span></text:span></text:p>
      <text:p text:style-name="P17"><text:span text:style-name="Source_20_Text"><text:span text:style-name="T19">SELECT * FROM Variant WHERE <text:s/>Variant .Chromosome=’X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Padauk" svg:font-family="Padauk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58:01.307724606</meta:creation-date>
    <meta:generator>LibreOffice/6.0.7.3$Linux_X86_64 LibreOffice_project/00m0$Build-3</meta:generator>
    <dc:date>2019-10-20T19:39:31.214943246</dc:date>
    <meta:editing-duration>PT19M42S</meta:editing-duration>
    <meta:editing-cycles>4</meta:editing-cycles>
    <meta:document-statistic meta:table-count="0" meta:image-count="0" meta:object-count="0" meta:page-count="5" meta:paragraph-count="106" meta:word-count="676" meta:character-count="5650" meta:non-whitespace-character-count="5042"/>
  </office:meta>
</office:document-meta>
</file>